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 fo:break-before="auto" fo:break-after="auto" fo:padding="0in" fo:border="none"/>
    </style:style>
    <style:style style:name="P3" style:family="paragraph" style:parent-style-name="Standard">
      <style:paragraph-properties fo:margin-left="0in" fo:margin-right="0in" fo:text-indent="0.5in" style:auto-text-indent="false" fo:break-before="auto" fo:break-after="auto" fo:padding="0in" fo:border="none"/>
    </style:style>
    <style:style style:name="P4" style:family="paragraph" style:parent-style-name="Standard">
      <style:paragraph-properties fo:margin-left="0in" fo:margin-right="0in" fo:text-indent="0.5in" style:auto-text-indent="false" fo:break-before="auto" fo:break-after="auto" fo:padding="0in" fo:border="none"/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margin-left="0.5in" fo:margin-right="0in" fo:text-indent="0in" style:auto-text-indent="false" fo:break-before="auto" fo:break-after="auto" fo:padding="0in" fo:border="none"/>
    </style:style>
    <style:style style:name="P6" style:family="paragraph" style:parent-style-name="Standard">
      <style:paragraph-properties fo:margin-left="0.5in" fo:margin-right="0in" fo:text-indent="0.5in" style:auto-text-indent="false" fo:break-before="auto" fo:break-after="auto" fo:padding="0in" fo:border="none"/>
    </style:style>
    <style:style style:name="P7" style:family="paragraph" style:parent-style-name="Standard">
      <style:paragraph-properties fo:margin-left="1in" fo:margin-right="0in" fo:text-indent="0.5in" style:auto-text-indent="false" fo:break-before="auto" fo:break-after="auto" fo:padding="0in" fo:border="none"/>
    </style:style>
    <style:style style:name="P8" style:family="paragraph" style:parent-style-name="Standard">
      <style:paragraph-properties fo:margin-left="1.5in" fo:margin-right="0in" fo:text-indent="0.5in" style:auto-text-indent="false" fo:break-before="auto" fo:break-after="auto" fo:padding="0in" fo:border="none"/>
    </style:style>
    <style:style style:name="P9" style:family="paragraph" style:parent-style-name="Standard">
      <style:paragraph-properties fo:margin-left="2.5in" fo:margin-right="0in" fo:text-indent="0in" style:auto-text-indent="false" fo:break-before="auto" fo:break-after="auto" fo:padding="0in" fo:border="none"/>
    </style:style>
    <style:style style:name="P10" style:family="paragraph" style:parent-style-name="Standard">
      <style:paragraph-properties fo:margin-left="2in" fo:margin-right="0in" fo:text-indent="0in" style:auto-text-indent="false" fo:break-before="auto" fo:break-after="auto" fo:padding="0in" fo:border="none"/>
    </style:style>
    <style:style style:name="P11" style:family="paragraph" style:parent-style-name="Title" style:master-page-name="Standard">
      <style:paragraph-properties style:page-number="1" fo:break-before="auto" fo:break-after="auto" fo:padding="0in" fo:border="none"/>
    </style:style>
    <style:style style:name="P12" style:family="paragraph" style:parent-style-name="Heading_20_3">
      <style:paragraph-properties fo:break-before="auto" fo:break-after="auto" fo:padding="0in" fo:border="none"/>
    </style:style>
    <style:style style:name="P13" style:family="paragraph" style:parent-style-name="Heading_20_2">
      <style:paragraph-properties fo:break-before="auto" fo:break-after="auto" fo:padding="0in" fo:border="none"/>
    </style:style>
    <style:style style:name="P14" style:family="paragraph" style:parent-style-name="Subtitle">
      <style:paragraph-properties fo:break-before="auto" fo:break-after="auto" fo:padding="0in" fo:border="none"/>
    </style:style>
    <style:style style:name="P15" style:family="paragraph" style:parent-style-name="Subtitle">
      <style:paragraph-properties fo:margin-left="0.5in" fo:margin-right="0in" fo:text-indent="0in" style:auto-text-indent="false" fo:break-before="auto" fo:break-after="auto" fo:padding="0in" fo:border="none"/>
    </style:style>
    <style:style style:name="T1" style:family="text">
      <style:text-properties style:text-underline-style="none"/>
    </style:style>
    <style:style style:name="T2" style:family="text">
      <style:text-properties style:font-name="Courier New" fo:background-color="#f4cccc" loext:char-shading-value="0" style:font-name-asian="Courier New1" style:font-name-complex="Courier New1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background-color="#f4cccc" loext:char-shading-value="0"/>
    </style:style>
    <style:style style:name="T5" style:family="text">
      <style:text-properties fo:font-weight="bold" style:font-weight-asian="bold"/>
    </style:style>
    <style:style style:name="T6" style:family="text">
      <style:text-properties fo:background-color="#b6d7a8" loext:char-shading-value="0"/>
    </style:style>
    <style:style style:name="T7" style:family="text">
      <style:text-properties fo:background-color="#ffe5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nkamnm5ojm3m"/>17. Unusual Control Structures</text:p>
      <text:p text:style-name="P14"><text:bookmark text:name="_y3p06o2uswgw"/>Code Complete, cap. 17</text:p>
      <text:p text:style-name="P14"><text:bookmark text:name="_p7cwq33xnh0w"/>Contents</text:p>
      <text:p text:style-name="P15"><text:bookmark text:name="_p7cwq33xnh0w1"/>17.1 Multiple Returns from a Routine</text:p>
      <text:p text:style-name="P15"><text:bookmark text:name="_7vq10hkgxis6"/>17.2 Recursion</text:p>
      <text:p text:style-name="P15"><text:bookmark text:name="_l09m40hf5ctm"/>17.3 goto</text:p>
      <text:p text:style-name="P15"><text:bookmark text:name="_p7cwq33xnh0w2"/>17.4 Perspective on Unusual Control Structures</text:p>
      <text:p text:style-name="P1"/>
      <text:p text:style-name="P13"><text:bookmark text:name="_8rbem5s9xbcr"/>17.1 Multiple Returns from a Routine</text:p>
      <text:p text:style-name="P1"/>
      <text:list xml:id="list2068178500" text:style-name="WWNum1">
        <text:list-item>
          <text:p text:style-name="P2">Most languages support some means of exiting from a routine partway through the routine.</text:p>
        </text:list-item>
        <text:list-item>
          <text:p text:style-name="P2">The <text:span text:style-name="T2">return</text:span> and <text:span text:style-name="T2">exit</text:span> statements are control constructs that enable a program to exit from a routine at will.</text:p>
        </text:list-item>
        <text:list-item>
          <text:p text:style-name="P2">They <text:span text:style-name="T4">cause the routine to terminate through the normal exit channel, returning control to the calling routine</text:span>. </text:p>
        </text:list-item>
        <text:list-item>
          <text:p text:style-name="P2">The word <text:span text:style-name="T3">return</text:span> is used here as a generic term for return in C++ and Java, <text:span text:style-name="T3">Exit Sub</text:span> and <text:span text:style-name="T3">Exit Function</text:span> in Visual Basic, and similar constructs.</text:p>
        </text:list-item>
      </text:list>
      <text:p text:style-name="P1"/>
      <text:p text:style-name="P1"><text:span text:style-name="T5">Here are guidelines for using the return statement:</text:span></text:p>
      <text:p text:style-name="P12"><text:bookmark text:name="_400gzc2j4dcl"/>Use a return when it enhances readability</text:p>
      <text:p text:style-name="P1">In certain routines, <text:span text:style-name="T6">once you know the answer, you want to return it to the calling routine immediately</text:span>. </text:p>
      <text:p text:style-name="P1">If the routine is defined in such a way that <text:span text:style-name="T7">it doesn’t require any further cleanup once it detects an error</text:span>, not returning immediately means that you have to write more code. </text:p>
      <text:p text:style-name="P1"/>
      <text:p text:style-name="P3">Ejemplo: unidades checkFilas.py y checkColumnas.py</text:p>
      <text:p text:style-name="P12"><text:bookmark text:name="_tpwk9o6r43t3"/>Use guard clauses (early returns or exits) to simplify complex error processing</text:p>
      <text:p text:style-name="P1">Code that has to check for numerous error conditions before performing its nominal actions can result in deeply indented code and can obscure the nominal case, as shown here:</text:p>
      <text:p text:style-name="P1"/>
      <text:p text:style-name="P3">Ejemplo: Visual Basic Code That Obscures the Nominal Case</text:p>
      <text:p text:style-name="P1"><text:soft-page-break/></text:p>
      <text:p text:style-name="P5"><text:span text:style-name="T3">If file.validName() Then</text:span></text:p>
      <text:p text:style-name="P6"><text:span text:style-name="T3">If file.Open() Then</text:span></text:p>
      <text:p text:style-name="P7"><text:span text:style-name="T3">If encryptionKey.valid() Then</text:span></text:p>
      <text:p text:style-name="P8"><text:span text:style-name="T3">If file.Decrypt( encryptionKey ) Then</text:span></text:p>
      <text:p text:style-name="P9"><text:span text:style-name="T3">This is the code for the nominal case: lots of code ...</text:span></text:p>
      <text:p text:style-name="P10"><text:span text:style-name="T3">End If</text:span></text:p>
      <text:p text:style-name="P7"><text:span text:style-name="T3">End If</text:span></text:p>
      <text:p text:style-name="P6"><text:span text:style-name="T3">End If</text:span></text:p>
      <text:p text:style-name="P5"><text:span text:style-name="T3">End If</text:span></text:p>
      <text:p text:style-name="P1"/>
      <text:p text:style-name="P1"><text:tab/>Optimizado así mediante múltiples puntos de salida:</text:p>
      <text:p text:style-name="P1"/>
      <text:p text:style-name="P1"><text:tab/><text:span text:style-name="T3">' set up, bailing out if errors are found</text:span></text:p>
      <text:p text:style-name="P3"><text:span text:style-name="T3">If Not file.validName() Then Exit Sub</text:span></text:p>
      <text:p text:style-name="P3"><text:span text:style-name="T3">If Not file.Open() Then Exit Sub</text:span></text:p>
      <text:p text:style-name="P3"><text:span text:style-name="T3">If Not encryptionKey.valid() Then Exit Sub</text:span></text:p>
      <text:p text:style-name="P3"><text:span text:style-name="T3">If Not file.Decrypt( encryptionKey ) Then Exit Sub</text:span></text:p>
      <text:p text:style-name="P4"/>
      <text:p text:style-name="P3"><text:span text:style-name="T3">' lots of code</text:span></text:p>
      <text:p text:style-name="P1"/>
      <text:p text:style-name="P1"/>
      <text:p text:style-name="P13"><text:bookmark text:name="_c0uy84lgxi6v"/>Returns</text:p>
      <text:p text:style-name="P1">Fowler, Martin. Refactoring: Improving the Design of Existing Code, Reading,</text:p>
      <text:p text:style-name="P1">Mass.: Addison Wesley, 1999. </text:p>
      <text:p text:style-name="P1"/>
      <text:p text:style-name="P1"><text:soft-page-break/>In the description of the refactoring called “Replace Nested Conditional with Guard Clauses,” Fowler suggests <text:span text:style-name="T6">using multiple return statements from a routine to reduce nesting in a set of if statements</text:span>.</text:p>
      <text:p text:style-name="P1">Fowler argues that <text:span text:style-name="T4">multiple returns are an appropriate means of achieving greater clarity, and that no harm arises from having multiple returns from a routine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1" meta:word-count="383" meta:character-count="2316" meta:non-whitespace-character-count="1972"/>
    <meta:generator>LibreOfficeDev/6.0.5.2$Linux_X86_64 LibreOffice_project/</meta:generator>
  </office:meta>
</office:document-meta>
</file>